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Centaur" fo:font-weight="bold" officeooo:paragraph-rsid="00102512" style:font-weight-asian="bold" style:font-weight-complex="bold"/>
    </style:style>
    <style:style style:name="P2" style:family="paragraph" style:parent-style-name="Standard_20__28_user_29_">
      <style:text-properties style:font-name="Centaur" officeooo:paragraph-rsid="00102512"/>
    </style:style>
    <style:style style:name="P3" style:family="paragraph" style:parent-style-name="Standard_20__28_user_29_">
      <style:text-properties officeooo:paragraph-rsid="00102512"/>
    </style:style>
    <style:style style:name="P4" style:family="paragraph" style:parent-style-name="Standard_20__28_user_29_">
      <style:paragraph-properties fo:margin-left="0.9819in" fo:margin-right="0in" fo:text-indent="0in" style:auto-text-indent="false"/>
      <style:text-properties officeooo:paragraph-rsid="00102512"/>
    </style:style>
    <style:style style:name="P5" style:family="paragraph" style:parent-style-name="Standard_20__28_user_29_">
      <style:paragraph-properties fo:margin-left="0.9752in" fo:margin-right="0in" fo:text-indent="0in" style:auto-text-indent="false"/>
      <style:text-properties officeooo:paragraph-rsid="00102512"/>
    </style:style>
    <style:style style:name="P6" style:family="paragraph" style:parent-style-name="Standard_20__28_user_29_">
      <style:paragraph-properties fo:margin-left="0.4925in" fo:margin-right="0in" fo:text-indent="0.0008in" style:auto-text-indent="false"/>
      <style:text-properties officeooo:paragraph-rsid="00102512"/>
    </style:style>
    <style:style style:name="T1" style:family="text">
      <style:text-properties style:font-name="Centaur"/>
    </style:style>
    <style:style style:name="T2" style:family="text">
      <style:text-properties style:font-name="Centau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e Last Age of Old and the Life of Vanya Tarimel</text:span></text:p>
      <text:p text:style-name="P1"/>
      <text:p text:style-name="P3"><text:span text:style-name="T2"><text:tab/></text:span><text:span text:style-name="T1">The state of the world:</text:span></text:p>
      <text:p text:style-name="P4"><text:span text:style-name="T1">Wysteria-- The vampire empire in Amarth has crumbled, and the land is plagued by the laughter of Naa'roleith. Telmello'kirma, now known as Theas, is the site of the new Sundon Empire. Sundo'kirma, now known as Jembai, and Cimusica are part of the Principality of Cimusica under Princess Dahlia I. Eastron Wysteria is home to several states—Aamir, the King's Imperium, and Wintercown—all of which are united under the Imperial Aamirian Confederation. The IAC is allied with the Sunset Federation of Annuntol. The Talaali free holds formed south of Aamir.</text:span></text:p>
      <text:p text:style-name="P5"><text:span text:style-name="T1">Annuntol-- The Sunset'ai and Annun'Quessir form the Sunset Federation. The Federation has lost control of its lands in Wysteria, however continues to hold Brund.</text:span></text:p>
      <text:p text:style-name="P4"><text:span text:style-name="T1">Ilia-- North of the Walls of Brund, Ilia's power is held by Ultear. In Southron Ilia, Nenril holds the greatest power. The Plains of Moe are once again ruled by the Lad'cathwaith, and Iant is the largest human power in the south.</text:span></text:p>
      <text:p text:style-name="P4"><text:span text:style-name="T1">Winterfall-- Summerzel is home to the Lai'Quessir, while the Winterfall itself is of the Denedain. The free holds of Lostondor are hubs of the slave trade, giving the bay there the name Slaver's Gulf. The mainland is split into free holds, the most prominent being Duke City, Stonecross, Eastgate, and Wintershine.</text:span></text:p>
      <text:p text:style-name="P2"/>
      <text:p text:style-name="P3"><text:span text:style-name="T1">5,000 Years BSL-- Isilme and Uuranor, both ruined by despair from their lost partners, die from grief in Annuntol. As they die, both let out their mighty breaths once more into the sky. From the breath of Uuranor come the first chromatic dragons. From the breath of Isilme come the first metallic dragons. This event is known as the Nosta'uruloki (Birth of Dragons). Hera'rocoia visits the two great dragons and turns their bodies into two trees—one of gold from Uuranor and one of silver from Isilme. The two trees are the holiest spot in Annuntol, and are the site of many temples and memorials. Annuntol is known now, in common, as the Land of the Trees.</text:span></text:p>
      <text:p text:style-name="P3"><text:span text:style-name="T1">As the dragons die, Vanya is born. Vanya was born under the light of the new trees in Annuntol, and grew to be the most beautiful of all beings. She, however, was born poor and ferried gondolas for her family. Despite her poverty, she lived in bliss. One night she ferried a man with white hair and golden eyes, dressed in a red cloak-- Hera'roba. While he had come to take her soul when she was to die that night, murdured, he was enraptured. When the killer came, it was Hera'roba that slew the man and saved Vanya. She called him Fairfox, a name with no meaning in her language. But as he had defied Law, Hera'roba new she must die. Without her death, destiny would change. Hera'roba was distressed, and in his anguish he killed her that night. Hera'roba, however, wanted to grace the world with her presence forevermore. To do this, he halted death in Vanya, and she would never die, only be born anew. Each life, however, her eyes changed color—a reflection of her unnatural essence.</text:span></text:p>
      <text:p text:style-name="P3"><text:soft-page-break/><text:span text:style-name="T1">The Eastern Alliance of Ilia has fallen apart, back into the tens of free holds that held the continent previous to the Alliance's conquests.</text:span></text:p>
      <text:p text:style-name="P3"><text:span text:style-name="T1">The Sunset Federation falls apart with the deaths of Uuranor and Isilme. The Sunset Isles break into numerous free city states.</text:span></text:p>
      <text:p text:style-name="P2"/>
      <text:p text:style-name="P3"><text:span text:style-name="T1"><text:tab/>Vanya, set on finding Fairfox once again, decides to travel. She travels first to Wysteria from The Land of the Trees, landing in Aamir. She journeys long in the desert sands, and learned much from the libraries of Ecros and from a mighty desert sphinx—a witness to the lost empires before. She becomes a known wanderer of the south, and meets with the nobles of Mesia Shana, holders of the ancient fey blood. Her wanderings bring her tales of mysterious white haired figures, allusions of her quarry. She travels north into the Imperial lands, and learns the story of the teacher of Samith and Enoch. The identity of the teacher, however, is known only by the King Pair. Determined to get this knowledge, Vanya spends many years in the Imperium and eventually becomes a very close friend to the Imperial King Sorath. When Aamirian King Jaos II, named Jaos the Betrayer, killed Sorath to take the throne for himself, Vanya took up Sorath's sword and dueled with Jaos. Neither was killed in this fight, and Jaos escaped back to Aamir. The IAC breaks apart in this fray, and the Imperium warred with Aamir. Helmer joins with Aamir and assaults the Imperium from the north. Vanya leads the Imperium as Vanya Tarimel. The worthiest fighters and warriors in the Imperium served under her as the Taritir, the Queen's Guard. As the war surged on, the Imperium lost more and more land. The Aamirian and Winter armies closed in on King's Mark, and Vanya Tarimel worked together with her common folk to set up a decoy, allowing her and her knights to escape the fortress-city to come back another day. The opposing armies took the city without bloodshed, finding Tarimel and the Taritir gone. Vanya and her Taritir became legendary, the knights fighting for justice throughout the collapsed Imperium. The captured Imperium was named the Half Lands by the two warring nations. Vanya herself gains many battle scars in the raiding. Vanya took leave of all but one of her Taritir, leaving to Ilia in search of an army to regain her country. Just as her ship was leaving, however, she was caught by a white haired stranger, Elea'roilmani, Knowledge. He tells her of a prophesy, but before she can say anything except “Fairfox?” he pushes her onto the boat and she is sailed away. She lands in the south of Rhunendor, and travels first to Nenril. Queen Fanyetari was queen at the time, and welcomed Vanya into the city. The eastern elves hearkened not to Vanya's cause at first. Vanya, however, proved herself against the wild beasts of the land. She had seen visions of the fragments of the Architect's power. She had a fleeting vision of the one who created her trials: Naa'roleith, Chaos. He only smiled at her, and this vision only served to heighten her mystery. She then traveled to the elves of Winterfall, but found them in disarray due to their war with Lostondor. She instead found hope in the Denedain on the mainland. Vanya restored the glory of the Wall in the North, and recovered the Dawnspear from the north, lost during the Great Wars that ravaged the holds. The house Duke and house Stonecross rallied to her cause. In Winterfall she met Hera'rocoia, Good, however he was disguised. She learned from him the legend of the Parmasinta, as he knew she could use its power. She also learned from him the ways of many good magics. She took his knowledge to mind, however she did not seek the Parmasinta. She traveled back to Wysteria, </text:span><text:soft-page-break/><text:span text:style-name="T1">completing a circuit of the world and seeing that Cimusica and the Sundon Empire had both joined the war, with Sundon allied with Helmer and Cimusica allied with Aamir. Vanya returned in a storm, with the armies of Winterfall and Ilia behind her. A great war ensued, lasting hundreds of years. At its end, Jaos lay dead and the Half Lands were liberated. Vanya left her Taritir in control of the newly formed consulate, most commonly called the Queen's Land. The war, however, planted the seeds of corruption in Wysteria, and some took to the crumbled lands of Amarth, and birthed a new empire from the ashes of the ancients. Vanya travels in search of the Parmasinta for many years before coming upon the Eye of Ehlu. She manages to enter the eye, and walks through its glory for many hundreds of years. She talks with the Wanderers, and even meets Hera'rontan. She sees him and names him Fairfox, and he takes a liking to her. He explains to her his brothers, and she laughs and cries and smiles, and says to Hera'rontan that she must leave now, to find her destiny. She had fulfilled another part of the prophesy. Hera'rontan created for her a beautiful ship, and she sailed forth unto Winterfall and delved deep in the Morinuin seeking the Parmasinta. She found her goal, in the center of Naa'yamen. She opened the book and gained un-imagined knowledge and power. She knew to use this power only for good, however. By the time she found the book, Kaavus Yalerauko, the Demon Summoner, had become High King of Rondaval, the new empire in Amarth. Kaavus began to spread his influence across the continents, and corrupted the Sundon Empire. He began summoning many demons and devils that he would use in the upcoming war. The Last Age of Old came to a close, and the Great War began. Rondaval and Sundon invaded Cimusica and Helmer. The defenders were quickly surprised and overrun by the great armies of demons and fiends. The Queen's Consulate began fighting against the demons of the north. Their allies from Ilia landed armies on the coasts, however before long the Ilian holds were busy defending themselves. Kaavus' armies exploded across the continents, invading Summerzel, Ilia, Aamir, and the Land of the Trees. The world descended into chaos, and all nations began to battle each other in the weaknesses. Samurais from Jaensai invaded Arear, slaves revolted in Lostondor, ancient Keveshkek moved south into Winterfall, Drow elves invaded the surface. Each army was led by a great Demon King, each more terrible than the last. Great dragons fought for the Tree Lords of the Sunset Isles, however many were corrupted to the side of Kaavus, the most notable being his general Lyth, the King of Despair, and Ryluth the Hungry. Vanya appeared again on the bow of her flying ship, a jewel in the sky. She rallied those who could hear her glorious song, and pushed back against the armies. Her song broke the bonds of Hera'rocoia, who had been imprisoned by Kaavus. Her song made heroes of peasants, and brought demons to their knees. The war still raged, however, and the forces of Kaavus were spreading. Then the storm parted and Law came down with a great host upon all the continents. The world had fallen too far, and gotten off the path of destiny. He was there to stabilize it, and to do so, he must cleanse it. Law's armies were of mythical spartan fighters, perfect warriors created by Hera'rontan. Law came down upon the lands like a burning sun, killing many and destroying much. Vanya approached him, however, and the sight of her brought Law to a halt. He saw her as an error in destiny, but he could not bring himself to destroy her. She had the power of the Parmasinta, and he saw in her much good. He spared her, and ended his conquest. He was named Saigon in his conquest, </text:span><text:soft-page-break/><text:span text:style-name="T1">however he was seen nevermore. Law returned to his residing in peace. Vanya used her power to end the last battles and bring the world back to stability. After she brought the war to an end and brought a new spring to the world, she disappeared. No one knows what happened to the great queen. Vanya left to wander the world, and eventually came to the Eye of Ehlu once again.</text:span></text:p>
      <text:p text:style-name="P2"/>
      <text:p text:style-name="P3"><text:span text:style-name="T1">4,500 Years BSL-- Jaos II comes to power.</text:span></text:p>
      <text:p text:style-name="P3"><text:span text:style-name="T1"><text:tab/>-Dragons have spread across the world. They proliferate, and the bloodlines break into drakes and other draconic beings.</text:span></text:p>
      <text:p text:style-name="P2"/>
      <text:p text:style-name="P3"><text:span text:style-name="T1">3,284 Years BSL-- Jaos II kills Sorath, igniting war.</text:span></text:p>
      <text:p text:style-name="P2"/>
      <text:p text:style-name="P3"><text:span text:style-name="T1">3,280 Years BSL-- Vanya returns to Wysteria in force to regain the Half Lands. The First Great War is the first recorded use of steel weaponry.</text:span></text:p>
      <text:p text:style-name="P2"/>
      <text:p text:style-name="P3"><text:span text:style-name="T1">2,602 Years BSL-- The First Great War ends with the destruction of the great cities of Mesia Shana and Ecros. </text:span></text:p>
      <text:p text:style-name="P2"/>
      <text:p text:style-name="P3"><text:span text:style-name="T1">2,100 Years BSL-- Vanya discovers the Eye of Ehlu. </text:span></text:p>
      <text:p text:style-name="P3"><text:span text:style-name="T1"><text:tab/>-Zeena and Ismael are founded on the coasts of Ali’s Tears.</text:span></text:p>
      <text:p text:style-name="P2"/>
      <text:p text:style-name="P3"><text:span text:style-name="T1">900 Years BSL-- Vanya meets with Hera'rontan, and moves her search for the Parmasinta to Winterfall.</text:span></text:p>
      <text:p text:style-name="P2"/>
      <text:p text:style-name="P3"><text:span text:style-name="T1">970 Years BSL-- Vanya finds the Parmasinta.</text:span></text:p>
      <text:p text:style-name="P2"/>
      <text:p text:style-name="P3"><text:span text:style-name="T1">967 Years BSL-- Kaavus Yalerauko summons the first Demon King in Rondaval.</text:span></text:p>
      <text:p text:style-name="P2"/>
      <text:p text:style-name="P3"><text:span text:style-name="T1">600 Years BSL-- Kaavus begins the Second Great War.</text:span></text:p>
      <text:p text:style-name="P6"><text:span text:style-name="T1">-The Utari of the isle Uzai militarize under the genius Gahealon Nohrios. They are some of the only ones to withstand Kaavus’s invasions.</text:span></text:p>
      <text:p text:style-name="P2"/>
      <text:p text:style-name="P3"><text:span text:style-name="T1">300 Years BSL-- Vanya joins the Second Great War.</text:span></text:p>
      <text:p text:style-name="P2"/>
      <text:p text:style-name="P3"><text:span text:style-name="T1">0 Years BSL-- Saigon lands upon all contin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5:09:51.841989732</meta:creation-date>
    <dc:date>2018-11-30T15:10:16.982621204</dc:date>
    <meta:editing-duration>PT25S</meta:editing-duration>
    <meta:editing-cycles>1</meta:editing-cycles>
    <meta:document-statistic meta:table-count="0" meta:image-count="0" meta:object-count="0" meta:page-count="4" meta:paragraph-count="25" meta:word-count="2088" meta:character-count="11926" meta:non-whitespace-character-count="9862"/>
    <meta:generator>LibreOffice/6.0.6.2$Linux_X86_64 LibreOffice_project/00m0$Build-2</meta:generator>
  </office:meta>
</office:document-meta>
</file>